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2db44" officeooo:paragraph-rsid="000a1040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ff779" officeooo:paragraph-rsid="000a1040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e44d3" officeooo:paragraph-rsid="000a1040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ea48d" officeooo:paragraph-rsid="000a1040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04760" officeooo:paragraph-rsid="000a1040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0d175" officeooo:paragraph-rsid="000a1040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12f23" officeooo:paragraph-rsid="000a1040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00d175" officeooo:paragraph-rsid="000a1040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012f23" officeooo:paragraph-rsid="000a1040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1f73776"/>
    </style:style>
    <style:style style:name="T2" style:family="text">
      <style:text-properties officeooo:rsid="0151a6fe"/>
    </style:style>
    <style:style style:name="T3" style:family="text">
      <style:text-properties officeooo:rsid="00fea48d"/>
    </style:style>
    <style:style style:name="T4" style:family="text">
      <style:text-properties officeooo:rsid="00fff779"/>
    </style:style>
    <style:style style:name="T5" style:family="text">
      <style:text-properties officeooo:rsid="0100d175"/>
    </style:style>
    <style:style style:name="T6" style:family="text">
      <style:text-properties officeooo:rsid="01012f23"/>
    </style:style>
    <style:style style:name="T7" style:family="text">
      <style:text-properties officeooo:rsid="01f81078"/>
    </style:style>
    <style:style style:name="T8" style:family="text">
      <style:text-properties officeooo:rsid="0102db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В переговорном на Пушкинской меня не слабо подкололи. </text:p>
      <text:p text:style-name="P2">Я заказ сделал, подождал, потом на тротуар вышел <text:span text:style-name="T1">и стою возле</text:span> открытой двери. Только я закурил, в динамик кричат:</text:p>
      <text:p text:style-name="P2">- Нежин! Кто-нибудь ожидает Нежин?!</text:p>
      <text:p text:style-name="P2">Я папиросу в урну, вбегаю обратно:</text:p>
      <text:p text:style-name="P2">- Я! Я ожидаю!</text:p>
      <text:p text:style-name="P2">А телефонистка в микрофон:</text:p>
      <text:p text:style-name="P2">- Ну, вот и ждите!</text:p>
      <text:p text:style-name="P2">Весь зал так и грохнул.</text:p>
      <text:p text:style-name="P2">Это тоже меня <text:s/>от чего-то уберегали.</text:p>
      <text:p text:style-name="P2">Мужик там один стоял. Его номер соединили:</text:p>
      <text:p text:style-name="P2">- Челябинск на линии! Зайдите в пятую кабину!</text:p>
      <text:p text:style-name="P2">А мужик так разочарованно:</text:p>
      <text:p text:style-name="P2">- Э-э!..</text:p>
      <text:p text:style-name="P2">И пошёл куда сказано. </text:p>
      <text:p text:style-name="P2">Вот это — просвещённый! По одному лишь номеру кабины знает наперёд чем разговор закончится.</text:p>
      <text:p text:style-name="P2"/>
      <text:p text:style-name="P3">С Одессой я тогда хорошо познакомился. В основном пешком.</text:p>
      <text:p text:style-name="P3">Нашёл публичную библиотеку № 2. </text:p>
      <text:p text:style-name="P3">И Привоз нашёл, где грузчики в синих халатах толкают перед собой вокзальные тележки и кричат «ноги! <text:span text:style-name="T2">н</text:span>оги!», чтоб им дорогу уступали. </text:p>
      <text:p text:style-name="P3">Там, <text:span text:style-name="T1">на Привозе,</text:span> старая цыганка на меня заклятье наложила по своим обрядам, когда я <text:s/>ел гроздь винограда. </text:p>
      <text:p text:style-name="P4">Не знаю за что, но ей виднее.</text:p>
      <text:p text:style-name="P3">«<text:span text:style-name="T3">Фабрика желудочного сока» <text:s/>— <text:s/>я и не представлял, что такие предприятия бывают.</text:span></text:p>
      <text:p text:style-name="P4">Когда я проходил через дворы пятиэтажек, забивающие «козла» мужики сильнее грохали костяшками об стол — отпугивали кошек, чтоб те мне тротуар не перебегали. </text:p>
      <text:p text:style-name="P4">Союзники.</text:p>
      <text:p text:style-name="P4"/>
      <text:p text:style-name="P4">В Одессу я ездил автобусом, только пару раз пешком — там всего километров двадцать. </text:p>
      <text:p text:style-name="P4">И один раз от Вапнярки до Новой Дофиновки прошёл вдоль берега моря; по обрыву.</text:p>
      <text:p text:style-name="P4">Там в одном месте какая-то военная установка за колючей проволокой. Часовой закричал оттуда, что ходить нельзя, стал документы спрашивать. </text:p>
      <text:p text:style-name="P4">Я ему через проволоку платочек показал, с корабликом в кружочке. </text:p>
      <text:p text:style-name="P4">Он понял, что уровень иной.</text:p>
      <text:p text:style-name="P4">- Ладно, иди куда шёл.</text:p>
      <text:p text:style-name="P4">С того обрыва вид моря очень красивый. Спокойное, почти гладкое. Под солнцем отблёскивает. </text:p>
      <text:p text:style-name="P4">Иногда набегал ветер, чтоб <text:s/>рябью по воде <text:span text:style-name="T4">изображать</text:span> различные виды галактик, спиральные в основном; <text:span text:style-name="T4">он их срисовывал с облаков над морем.</text:span></text:p>
      <text:p text:style-name="P4"/>
      <text:p text:style-name="P5">В трамвае на пляж Аркадии я увидел Серого, который в стройбате из себя пахана стоил. <text:soft-page-break/>Меня только удивило — четыре года прошло, а он такой молоденький <text:span text:style-name="T5">и почему-то </text:span>в чёрной матросской форме, бескозырка с ленточками. </text:p>
      <text:p text:style-name="P5">Я поближе встал и тихонько спрашиваю:</text:p>
      <text:p text:style-name="P5">- Серый — это ты?</text:p>
      <text:p text:style-name="P5">Он не отозвался, хотя точно слышал.</text:p>
      <text:p text:style-name="P6">А в другой раз это оказался мой отец. Возле газетного киоска. </text:p>
      <text:p text:style-name="P6">На отца он совсем не был похож, я его только по голосу и узнал. Именно этим голосом он изображал душегуба, которого начальник лагеря довёл до нового убийства.</text:p>
      <text:p text:style-name="P6">Когда он ко мне обратился, я прикинулся, что чересчур рассматриваю портрет психиатра Бурденко на обложке журнала «Огонёк», который висел за стеклом, так что ему киоскёр отвечал.</text:p>
      <text:p text:style-name="P6"/>
      <text:p text:style-name="P8"><text:span text:style-name="T2">(...т</text:span>акие встречи кого угодно доведут задаться вопросом: что происходит?</text:p>
      <text:p text:style-name="P8">Но тут без монады не разобраться.</text:p>
      <text:p text:style-name="P8">Монада — это такая прибамбаса из философии, которую каждый понимает по-своему.</text:p>
      <text:p text:style-name="P8">Для кого-то это — единичность, а для другого — совокупность единичностей. </text:p>
      <text:p text:style-name="P8">Например, когда парень девушку спрашивает:</text:p>
      <text:p text:style-name="P8">- Скажи! Я для тебя один из многих, или из многих один?</text:p>
      <text:p text:style-name="P8">Тут второй «один» и есть та самая монада, а может и наоборот.</text:p>
      <text:p text:style-name="P8">В одной индийской библии есть яркая такая картинка: ребёнок по траве ползёт, а на шаг впереди него пацанёнок бежит, перед которым мужчина шагает — вот-вот догонит скрюченного старика, а потом опять трава. </text:p>
      <text:p text:style-name="P8">Картинка называется «Круг жизни». В смысле, из ничего в ничего.</text:p>
      <text:p text:style-name="P8">Вот все вместе они и есть монада, потому что один и тот же человек.</text:p>
      <text:p text:style-name="P8">Теперь остаётся лишь предположить, что монады могут складываться по разным признакам; <text:span text:style-name="T6">например, тембр голоса; и всё становится на свои места.</text:span></text:p>
      <text:p text:style-name="P9">Смотря каким концом к тебе монада развёрнута: отсюда — отец, с того края — бомж у киоска с Бурденко разговаривает.</text:p>
      <text:p text:style-name="P9">Конечно, это малость посложнее, чем вы<text:span text:style-name="T7">зубр</text:span>ить наизусть: «когда споткнёшься на левую ногу — всё будет как надо; споткнулся на правую — лучше и не пробуй, заворачивай обратно», зато многое объясняет...<text:span text:style-name="T2">)</text:span></text:p>
      <text:p text:style-name="P9"/>
      <text:p text:style-name="P7">Один одесский преферансист был в молодости частью преступного мира. Затем он перековался и сотрудничал с телестудией Одессы в качестве комментатора свежих криминальных новостей. </text:p>
      <text:p text:style-name="P7">Ещё он даже книжку написал о впечатлениях полученных в своём бандитском прошлом. <text:s/>Так в ней он утверждает, что год твоего рождения и особенно лето, в Одессе проходил<text:span text:style-name="T2">о</text:span> в необычайно бурной криминогенной обстановке.</text:p>
      <text:p text:style-name="P7">Редкий случай, когда печатный текст не смог меня убедить. В то лето я сам был там и ничего такого не заметил.</text:p>
      <text:p text:style-name="P7">Что говорит в пользу теории существования параллельных миров. Каждый из нас двоих жил в своём параллельном мире, от которого и получал впечатления.</text:p>
      <text:p text:style-name="P7">За все мои неоднократные обходы и проходы по Одессе мною были отмечены всего два случая взаимопроникновения наших параллельных миров.</text:p>
      <text:p text:style-name="P7"><text:soft-page-break/></text:p>
      <text:p text:style-name="P7">Первый <text:span text:style-name="T8">случился</text:span> утром в <text:s/>автобусе Гвардейское — Одесса, <text:span text:style-name="T8">когда молодой парень на втором сиденьи справа сделал замечание водителю по поводу незначительного изменения маршрута в черте города. </text:span></text:p>
      <text:p text:style-name="P1">По прибытии к Новому базару водитель прибежал в салон с извинениями и несколько даже подобострастными объяснениями перед парнем. </text:p>
      <text:p text:style-name="P1">Он был прощён при содействии сидевшей рядом с парнем <text:s/>молодой спутниц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9:48:25.911331069</meta:creation-date>
    <dc:date>2017-03-02T19:48:32.649846911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59" meta:word-count="762" meta:character-count="4907" meta:non-whitespace-character-count="4164"/>
    <meta:generator>LibreOffice/4.3.3.2$Linux_x86 LibreOffice_project/430m0$Build-2</meta:generator>
  </office:meta>
</office:document-meta>
</file>